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48" calcext:value-type="float">
            <text:p>17.4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82.73, 17.1, 17.58]</text:p>
          </table:table-cell>
          <table:table-cell office:value-type="string" calcext:value-type="string">
            <text:p>[88.57, 17.54, 17.65]</text:p>
          </table:table-cell>
          <table:table-cell office:value-type="string" calcext:value-type="string">
            <text:p>[96.93, 17.3, 17.7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66.78, 9.9, 9.94]</text:p>
          </table:table-cell>
          <table:table-cell office:value-type="string" calcext:value-type="string">
            <text:p>[69.18, 9.46, 9.33]</text:p>
          </table:table-cell>
          <table:table-cell office:value-type="string" calcext:value-type="string">
            <text:p>[175.38, 12.18, 11.8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O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62.54, 5.95, 5.96]</text:p>
          </table:table-cell>
          <table:table-cell office:value-type="string" calcext:value-type="string">
            <text:p>[66.12, 5.59, 5.62]</text:p>
          </table:table-cell>
          <table:table-cell office:value-type="string" calcext:value-type="string">
            <text:p>[58.37, 6.32, 6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1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8.86, 9.54, 8.99]</text:p>
          </table:table-cell>
          <table:table-cell office:value-type="string" calcext:value-type="string">
            <text:p>[50.81, 8.42, 8.22]</text:p>
          </table:table-cell>
          <table:table-cell office:value-type="string" calcext:value-type="string">
            <text:p>[55.19, 9.93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28, 10.27, 10.97]</text:p>
          </table:table-cell>
          <table:table-cell office:value-type="string" calcext:value-type="string">
            <text:p>[31.5, 39.75, 0.65]</text:p>
          </table:table-cell>
          <table:table-cell office:value-type="string" calcext:value-type="string">
            <text:p>[32.45, 11.12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qz_test</text:p>
          </table:table-cell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.67</text:p>
          </table:table-cell>
          <table:table-cell office:value-type="float" office:value="504.36" calcext:value-type="float">
            <text:p>504.36</text:p>
          </table:table-cell>
          <table:table-cell office:value-type="string" calcext:value-type="string">
            <text:p>[[True, True, True, True, True], [False, True, False, True, Tru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True], [False, True, False, True, False], [False, False, False, False, False]]</text:p>
          </table:table-cell>
          <table:table-cell office:value-type="string" calcext:value-type="string">
            <text:p>[53.73, 8.55, 1000.0]</text:p>
          </table:table-cell>
          <table:table-cell office:value-type="string" calcext:value-type="string">
            <text:p>[53.44, 8.14, 1000.0]</text:p>
          </table:table-cell>
          <table:table-cell office:value-type="string" calcext:value-type="string">
            <text:p>[52.36, 9.4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8.25" calcext:value-type="float">
            <text:p>18.2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41.63, 18.54, 18.18]</text:p>
          </table:table-cell>
          <table:table-cell office:value-type="string" calcext:value-type="string">
            <text:p>[43.79, 17.9, 17.06]</text:p>
          </table:table-cell>
          <table:table-cell office:value-type="string" calcext:value-type="string">
            <text:p>[41.1, 19.46, 18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2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True], [True, True, True, True, Fals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63.92, 14.05, 14.26]</text:p>
          </table:table-cell>
          <table:table-cell office:value-type="string" calcext:value-type="string">
            <text:p>[52.88, 13.66, 12.94]</text:p>
          </table:table-cell>
          <table:table-cell office:value-type="string" calcext:value-type="string">
            <text:p>[55.22, 15.19, 14.8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arrow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39.73" calcext:value-type="float">
            <text:p>339.7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88.58, 9.86, 9.41]</text:p>
          </table:table-cell>
          <table:table-cell office:value-type="string" calcext:value-type="string">
            <text:p>[33.7, 9.72, 9.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4.67" calcext:value-type="float">
            <text:p>4.67</text:p>
          </table:table-cell>
          <table:table-cell office:value-type="float" office:value="3.67" calcext:value-type="float">
            <text:p>3.67</text:p>
          </table:table-cell>
          <table:table-cell office:value-type="float" office:value="340.13" calcext:value-type="float">
            <text:p>340.13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33.67, 10.43, 10.34]</text:p>
          </table:table-cell>
          <table:table-cell office:value-type="string" calcext:value-type="string">
            <text:p>[40.04, 9.86, 10.1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3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339.15" calcext:value-type="float">
            <text:p>339.1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1.7, 9.1, 8.89]</text:p>
          </table:table-cell>
          <table:table-cell office:value-type="string" calcext:value-type="string">
            <text:p>[108.38, 8.54, 8.3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67" calcext:value-type="float">
            <text:p>4.67</text:p>
          </table:table-cell>
          <table:table-cell office:value-type="float" office:value="1.56" calcext:value-type="float">
            <text:p>1.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09, 1000.0, 1000.0]</text:p>
          </table:table-cell>
          <table:table-cell office:value-type="string" calcext:value-type="string">
            <text:p>[45.62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lo</text:p>
          </table:table-cell>
          <table:table-cell office:value-type="float" office:value="4.33" calcext:value-type="float">
            <text:p>4.33</text:p>
          </table:table-cell>
          <table:table-cell office:value-type="float" office:value="4.78" calcext:value-type="float">
            <text:p>4.78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.62, 42.83, 49.94]</text:p>
          </table:table-cell>
          <table:table-cell office:value-type="string" calcext:value-type="string">
            <text:p>[85.05, 33.92, 36.12]</text:p>
          </table:table-cell>
          <table:table-cell office:value-type="string" calcext:value-type="string">
            <text:p>[71.66, 36.31, 43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_mod_2_promille</text:p>
          </table:table-cell>
          <table:table-cell office:value-type="float" office:value="4.33" calcext:value-type="float">
            <text:p>4.33</text:p>
          </table:table-cell>
          <table:table-cell office:value-type="float" office:value="2.78" calcext:value-type="float">
            <text:p>2.78</text:p>
          </table:table-cell>
          <table:table-cell office:value-type="float" office:value="507.38" calcext:value-type="float">
            <text:p>507.38</text:p>
          </table:table-cell>
          <table:table-cell office:value-type="string" calcext:value-type="string">
            <text:p>[[True, True, False, True, False], [True, True, False, True, False], [False, False, False, False, Fals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False], [False, False, False, False, False]]</text:p>
          </table:table-cell>
          <table:table-cell office:value-type="string" calcext:value-type="string">
            <text:p>[70.49, 10.98, 1000.0]</text:p>
          </table:table-cell>
          <table:table-cell office:value-type="string" calcext:value-type="string">
            <text:p>[74.38, 17.53, 1000.0]</text:p>
          </table:table-cell>
          <table:table-cell office:value-type="string" calcext:value-type="string">
            <text:p>[73.45, 15.7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342.88" calcext:value-type="float">
            <text:p>342.88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[True, True, False, True, True], [False, True, False, False, False], [False, True, False, False, False]]</text:p>
          </table:table-cell>
          <table:table-cell office:value-type="string" calcext:value-type="string">
            <text:p>[34.06, 1000.0, 1000.0]</text:p>
          </table:table-cell>
          <table:table-cell office:value-type="string" calcext:value-type="string">
            <text:p>[32.04, 14.11, 14.1]</text:p>
          </table:table-cell>
          <table:table-cell office:value-type="string" calcext:value-type="string">
            <text:p>[33.46, 14.54, 14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st_a_tortle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False, True, True, True, True], [True, True, True, True, True], [True, True, True, True, Fals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False, False], [True, False, True, True, True], [True, True, True, True, False]]</text:p>
          </table:table-cell>
          <table:table-cell office:value-type="string" calcext:value-type="string">
            <text:p>[29.17, 10.7, 10.78]</text:p>
          </table:table-cell>
          <table:table-cell office:value-type="string" calcext:value-type="string">
            <text:p>[29.88, 10.66, 10.67]</text:p>
          </table:table-cell>
          <table:table-cell office:value-type="string" calcext:value-type="string">
            <text:p>[28.94, 10.78, 10.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weety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  <table:table-cell office:value-type="float" office:value="351.24" calcext:value-type="float">
            <text:p>351.24</text:p>
          </table:table-cell>
          <table:table-cell office:value-type="string" calcext:value-type="string">
            <text:p>[[True, False, True, True, True], [True, True, False, False, False], [False, False, False, False, Fals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True, False, True, True], [True, True, True, True, True], [True, True, True, True, True]]</text:p>
          </table:table-cell>
          <table:table-cell office:value-type="string" calcext:value-type="string">
            <text:p>[61.01, 1000.0, 1000.0]</text:p>
          </table:table-cell>
          <table:table-cell office:value-type="string" calcext:value-type="string">
            <text:p>[99.49, 28.36, 10.75]</text:p>
          </table:table-cell>
          <table:table-cell office:value-type="string" calcext:value-type="string">
            <text:p>[89.88, 55.69, 12.6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office:value-type="float" office:value="2.67" calcext:value-type="float">
            <text:p>2.67</text:p>
          </table:table-cell>
          <table:table-cell office:value-type="float" office:value="1.89" calcext:value-type="float">
            <text:p>1.89</text:p>
          </table:table-cell>
          <table:table-cell office:value-type="float" office:value="339.25" calcext:value-type="float">
            <text:p>339.25</text:p>
          </table:table-cell>
          <table:table-cell office:value-type="string" calcext:value-type="string">
            <text:p>[[False, True, True, True, True], [True, False, False, True, True], [True, False, False, Tru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False, True], [True, False, False, False, True], [True, False, False, False, True]]</text:p>
          </table:table-cell>
          <table:table-cell office:value-type="string" calcext:value-type="string">
            <text:p>[31.65, 8.68, 8.27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24, 9.51, 9.0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2.33" calcext:value-type="float">
            <text:p>2.33</text:p>
          </table:table-cell>
          <table:table-cell office:value-type="float" office:value="3.67" calcext:value-type="float">
            <text:p>3.67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[[True, False, False, True, False], [True, True, True, True, False], [True, True, True, True, True]]</text:p>
          </table:table-cell>
          <table:table-cell office:value-type="string" calcext:value-type="string">
            <text:p>[[True, False, True, False, False], [True, True, True, True, True], [False, True, True, True, True]]</text:p>
          </table:table-cell>
          <table:table-cell office:value-type="string" calcext:value-type="string">
            <text:p>[[True, False, False, True, True], [True, True, False, True, True], [True, True, False, True, True]]</text:p>
          </table:table-cell>
          <table:table-cell office:value-type="string" calcext:value-type="string">
            <text:p>[54.98, 24.78, 27.87]</text:p>
          </table:table-cell>
          <table:table-cell office:value-type="string" calcext:value-type="string">
            <text:p>[54.97, 24.38, 27.29]</text:p>
          </table:table-cell>
          <table:table-cell office:value-type="string" calcext:value-type="string">
            <text:p>[55.02, 23.95, 28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[[True, False, True, False, False], [False, False, False, True, False], [True, True, False, True, False]]</text:p>
          </table:table-cell>
          <table:table-cell office:value-type="string" calcext:value-type="string">
            <text:p>[[False, False, True, False, True], [False, False, False, False, True], [False, False, False, False, True]]</text:p>
          </table:table-cell>
          <table:table-cell office:value-type="string" calcext:value-type="string">
            <text:p>[[False, False, False, True, False], [False, False, False, False, True], [False, False, False, False, True]]</text:p>
          </table:table-cell>
          <table:table-cell office:value-type="string" calcext:value-type="string">
            <text:p>[39.03, 11.45, 11.91]</text:p>
          </table:table-cell>
          <table:table-cell office:value-type="string" calcext:value-type="string">
            <text:p>[38.38, 11.87, 11.5]</text:p>
          </table:table-cell>
          <table:table-cell office:value-type="string" calcext:value-type="string">
            <text:p>[39.62, 11.15, 11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681.01" calcext:value-type="float">
            <text:p>681.01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False, False, False, False], [False, True, False, False, False], [False, False, False, False, False]]</text:p>
          </table:table-cell>
          <table:table-cell office:value-type="string" calcext:value-type="string">
            <text:p>[53.53, 85.76, 0.31]</text:p>
          </table:table-cell>
          <table:table-cell office:value-type="string" calcext:value-type="string">
            <text:p>[56.9, 1000.0, 1000.0]</text:p>
          </table:table-cell>
          <table:table-cell office:value-type="string" calcext:value-type="string">
            <text:p>[59.54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CD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49">
      <number:day/>
      <number:text>-</number:text>
      <number:month number:textual="true"/>
      <number:text>-</number:text>
      <number:year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5">
      <number:hours/>
      <number:text>:</number:text>
      <number:minutes number:style="long"/>
      <number:text> </number:text>
      <number:am-pm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26">
      <number:day/>
      <number:text>-</number:text>
      <number:month number:textual="true"/>
    </number:date-style>
    <number:date-style style:name="N125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51">
      <number:minutes number:style="long"/>
      <number:text>:</number:text>
      <number:seconds number:style="long" number:decimal-places="1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30T10:11:56.687824626</dc:date>
    <meta:generator>LibreOffice/7.3.7.2$Linux_X86_64 LibreOffice_project/30$Build-2</meta:generator>
    <meta:editing-duration>PT35M46S</meta:editing-duration>
    <meta:editing-cycles>20</meta:editing-cycles>
    <meta:document-statistic meta:table-count="1" meta:cell-count="723" meta:object-count="0"/>
    <meta:user-defined meta:name="ICV"/>
    <meta:user-defined meta:name="KSOProductBuildVer">1033-11.1.0.11723</meta:user-defined>
  </office:meta>
</office:document-meta>
</file>